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5F7B796380E66C0C.png" manifest:media-type="image/png"/>
  <manifest:file-entry manifest:full-path="Pictures/1000020100000030000000304E87ED73086B4F2E.png" manifest:media-type="image/png"/>
  <manifest:file-entry manifest:full-path="Pictures/10001239000004F6000004F6AB59A685DBBF3EA3.svg" manifest:media-type="image/svg+xml"/>
  <manifest:file-entry manifest:full-path="Pictures/10001239000004F6000004F67718DE7CD4DDB72A.svg" manifest:media-type="image/svg+xml"/>
  <manifest:file-entry manifest:full-path="Pictures/10000201000000300000003085BD9ED9C8A89A87.png" manifest:media-type="image/png"/>
  <manifest:file-entry manifest:full-path="Pictures/10001236000004F6000004F6CABE25685B669399.svg" manifest:media-type="image/svg+xml"/>
  <manifest:file-entry manifest:full-path="Pictures/10001009000032C500002ED1FE0D2A7C142BB861.svg" manifest:media-type="image/svg+xml"/>
  <manifest:file-entry manifest:full-path="Pictures/100002010000003000000030F7AB5DD7954D9E54.png" manifest:media-type="image/png"/>
  <manifest:file-entry manifest:full-path="Pictures/10000201000001EB000001C5F8ABE9DDDB30778D.png" manifest:media-type="image/png"/>
  <manifest:file-entry manifest:full-path="Pictures/10001239000004F6000004F6291B5156CA2AC8A5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8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objectwithoutfill">
      <style:graphic-properties svg:stroke-width="0.5cm" svg:stroke-color="#bf0041" draw:marker-start-width="0.95cm" draw:marker-end="Arrow" draw:marker-end-width="1.05cm" draw:fill="solid" draw:textarea-vertical-align="middle" fo:padding-top="0.375cm" fo:padding-bottom="0.375cm" fo:padding-left="0.5cm" fo:padding-right="0.5cm"/>
    </style:style>
    <style:style style:name="gr10" style:family="graphic" style:parent-style-name="objectwithoutfill">
      <style:graphic-properties svg:stroke-width="0.5cm" svg:stroke-color="#ea7500" draw:marker-start-width="0.95cm" draw:marker-end="Arrow" draw:marker-end-width="1.05cm" draw:fill="solid" draw:textarea-vertical-align="middle" fo:padding-top="0.375cm" fo:padding-bottom="0.375cm" fo:padding-left="0.5cm" fo:padding-right="0.5cm"/>
    </style:style>
    <style:style style:name="gr11" style:family="graphic" style:parent-style-name="objectwithoutfill">
      <style:graphic-properties svg:stroke-width="0.5cm" svg:stroke-color="#3465a4" draw:marker-start-width="0.95cm" draw:marker-end="Arrow" draw:marker-end-width="1.05cm" draw:fill="solid" draw:textarea-vertical-align="middle" fo:padding-top="0.375cm" fo:padding-bottom="0.375cm" fo:padding-left="0.5cm" fo:padding-right="0.5cm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size-asian="32pt"/>
    </style:style>
    <style:style style:name="P2" style:family="paragraph">
      <loext:graphic-properties draw:fill-color="#ffffff"/>
      <style:paragraph-properties style:writing-mode="lr-tb"/>
      <style:text-properties style:font-size-asian="20pt"/>
    </style:style>
    <style:style style:name="P3" style:family="paragraph"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4" style:family="paragraph">
      <loext:graphic-properties draw:fill-color="#ffffff"/>
      <style:paragraph-properties fo:text-align="center" style:writing-mode="lr-tb"/>
      <style:text-properties style:font-name="Noto Sans1" fo:font-size="12pt" style:font-name-asian="Noto Sans1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size-asian="32pt"/>
    </style:style>
    <style:style style:name="T2" style:family="text">
      <style:text-properties style:font-name="Noto Sans1" fo:font-size="12pt" style:font-name-asian="Noto Sans1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Illustrate Browsing File-Tre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4" draw:text-style-name="P6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7.801cm" svg:x2="17.647cm" svg:y2="6.8cm">
          <text:p/>
        </draw:line>
        <draw:line draw:style-name="gr7" draw:text-style-name="P9" draw:layer="layout" svg:x1="17.647cm" svg:y1="9.8cm" svg:x2="17.647cm" svg:y2="9.001cm">
          <text:p/>
        </draw:line>
        <draw:frame draw:style-name="gr8" draw:text-style-name="P5" draw:layer="layout" svg:width="1.272cm" svg:height="1.173cm" svg:x="15.527cm" svg:y="5.627cm">
          <draw:image xlink:href="Pictures/10001009000032C500002ED1FE0D2A7C142BB861.svg" xlink:type="simple" xlink:show="embed" xlink:actuate="onLoad" loext:mime-type="image/svg+xml">
            <text:p/>
          </draw:image>
          <draw:image xlink:href="Pictures/10000201000001EB000001C5F8ABE9DDDB30778D.png" xlink:type="simple" xlink:show="embed" xlink:actuate="onLoad" loext:mime-type="image/png"/>
        </draw:frame>
        <draw:frame draw:style-name="gr3" draw:text-style-name="P5" draw:layer="layout" svg:width="1.94cm" svg:height="1.94cm" svg:x="13.4cm" svg:y="5.2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4E87ED73086B4F2E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0"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4" draw:text-style-name="P6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7.801cm" svg:x2="17.647cm" svg:y2="6.8cm">
          <text:p/>
        </draw:line>
        <draw:line draw:style-name="gr7" draw:text-style-name="P9" draw:layer="layout" svg:x1="17.647cm" svg:y1="9.8cm" svg:x2="17.647cm" svg:y2="9.001cm">
          <text:p/>
        </draw:line>
        <draw:frame draw:style-name="gr8" draw:text-style-name="P5" draw:layer="layout" svg:width="1.272cm" svg:height="1.173cm" svg:x="15.527cm" svg:y="7.827cm">
          <draw:image xlink:href="Pictures/10001009000032C500002ED1FE0D2A7C142BB861.svg" xlink:type="simple" xlink:show="embed" xlink:actuate="onLoad" loext:mime-type="image/svg+xml">
            <text:p/>
          </draw:image>
          <draw:image xlink:href="Pictures/10000201000001EB000001C5F8ABE9DDDB30778D.png" xlink:type="simple" xlink:show="embed" xlink:actuate="onLoad" loext:mime-type="image/png"/>
        </draw:frame>
        <draw:frame draw:style-name="gr3" draw:text-style-name="P5" draw:layer="layout" svg:width="1.94cm" svg:height="1.94cm" svg:x="13.4cm" svg:y="7.46cm">
          <draw:image xlink:href="Pictures/10001239000004F6000004F6291B5156CA2AC8A5.svg" xlink:type="simple" xlink:show="embed" xlink:actuate="onLoad" loext:mime-type="image/svg+xml">
            <text:p/>
          </draw:image>
          <draw:image xlink:href="Pictures/100002010000003000000030F7AB5DD7954D9E5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custom-shape draw:style-name="gr2" draw:text-style-name="P4" draw:layer="layout" svg:width="3.3cm" svg:height="2.9cm" svg:x="7.999cm" svg:y="2.0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5.9cm" svg:y="2.0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8.648cm" svg:y="5.1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4" draw:text-style-name="P6" draw:layer="layout" svg:width="1.2cm" svg:height="1.2cm" svg:x="17.047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047cm" svg:y="7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047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7.647cm" svg:y1="7.801cm" svg:x2="17.647cm" svg:y2="6.8cm">
          <text:p/>
        </draw:line>
        <draw:line draw:style-name="gr7" draw:text-style-name="P9" draw:layer="layout" svg:x1="17.647cm" svg:y1="9.8cm" svg:x2="17.647cm" svg:y2="9.001cm">
          <text:p/>
        </draw:line>
        <draw:frame draw:style-name="gr8" draw:text-style-name="P5" draw:layer="layout" svg:width="1.272cm" svg:height="1.173cm" svg:x="15.527cm" svg:y="9.827cm">
          <draw:image xlink:href="Pictures/10001009000032C500002ED1FE0D2A7C142BB861.svg" xlink:type="simple" xlink:show="embed" xlink:actuate="onLoad" loext:mime-type="image/svg+xml">
            <text:p/>
          </draw:image>
          <draw:image xlink:href="Pictures/10000201000001EB000001C5F8ABE9DDDB30778D.png" xlink:type="simple" xlink:show="embed" xlink:actuate="onLoad" loext:mime-type="image/png"/>
        </draw:frame>
        <draw:frame draw:style-name="gr3" draw:text-style-name="P5" draw:layer="layout" svg:width="1.94cm" svg:height="1.94cm" svg:x="13.46cm" svg:y="9.26cm">
          <draw:image xlink:href="Pictures/10001239000004F6000004F67718DE7CD4DDB72A.svg" xlink:type="simple" xlink:show="embed" xlink:actuate="onLoad" loext:mime-type="image/svg+xml">
            <text:p/>
          </draw:image>
          <draw:image xlink:href="Pictures/1000020100000030000000305F7B796380E66C0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0" draw:layer="layout" svg:width="25.199cm" svg:height="12.19cm" svg:x="1.4cm" svg:y="0.628cm" presentation:class="subtitle">
          <draw:text-box>
            <text:p>Illustrate Checkout Revisions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>
        <draw:custom-shape draw:style-name="gr2" draw:text-style-name="P4" draw:layer="layout" svg:width="3.3cm" svg:height="2.9cm" svg:x="8.399cm" svg:y="4.4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6.3cm" svg:y="4.4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9.048cm" svg:y="7.5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4" draw:text-style-name="P6" draw:layer="layout" svg:width="1.2cm" svg:height="1.2cm" svg:x="17.4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447cm" svg:y="1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44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8.047cm" svg:y1="10.201cm" svg:x2="18.047cm" svg:y2="9.2cm">
          <text:p/>
        </draw:line>
        <draw:line draw:style-name="gr7" draw:text-style-name="P9" draw:layer="layout" svg:x1="18.047cm" svg:y1="12.2cm" svg:x2="18.047cm" svg:y2="11.401cm">
          <text:p/>
        </draw:line>
        <draw:line draw:style-name="gr9" draw:text-style-name="P9" draw:layer="layout" svg:x1="16.6cm" svg:y1="8.6cm" svg:x2="11.692cm" svg:y2="8.6cm">
          <text:p/>
        </draw:line>
        <draw:frame draw:style-name="gr3" draw:text-style-name="P5" draw:layer="layout" svg:width="1.94cm" svg:height="1.94cm" svg:x="9.051cm" svg:y="7.53cm">
          <draw:image xlink:href="Pictures/10001236000004F6000004F6CABE25685B669399.svg" xlink:type="simple" xlink:show="embed" xlink:actuate="onLoad" loext:mime-type="image/svg+xml">
            <text:p/>
          </draw:image>
          <draw:image xlink:href="Pictures/1000020100000030000000304E87ED73086B4F2E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>
        <draw:custom-shape draw:style-name="gr2" draw:text-style-name="P4" draw:layer="layout" svg:width="3.3cm" svg:height="2.9cm" svg:x="8.399cm" svg:y="4.4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6.3cm" svg:y="4.4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9.048cm" svg:y="7.5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4" draw:text-style-name="P6" draw:layer="layout" svg:width="1.2cm" svg:height="1.2cm" svg:x="17.4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447cm" svg:y="1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44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8.047cm" svg:y1="10.201cm" svg:x2="18.047cm" svg:y2="9.2cm">
          <text:p/>
        </draw:line>
        <draw:line draw:style-name="gr7" draw:text-style-name="P9" draw:layer="layout" svg:x1="18.047cm" svg:y1="12.2cm" svg:x2="18.047cm" svg:y2="11.401cm">
          <text:p/>
        </draw:line>
        <draw:line draw:style-name="gr10" draw:text-style-name="P9" draw:layer="layout" svg:x1="16.492cm" svg:y1="10.6cm" svg:x2="11.6cm" svg:y2="8.6cm">
          <text:p/>
        </draw:line>
        <draw:frame draw:style-name="gr3" draw:text-style-name="P5" draw:layer="layout" svg:width="1.94cm" svg:height="1.94cm" svg:x="9.051cm" svg:y="7.53cm">
          <draw:image xlink:href="Pictures/10001239000004F6000004F6291B5156CA2AC8A5.svg" xlink:type="simple" xlink:show="embed" xlink:actuate="onLoad" loext:mime-type="image/svg+xml">
            <text:p/>
          </draw:image>
          <draw:image xlink:href="Pictures/100002010000003000000030F7AB5DD7954D9E54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>
        <draw:custom-shape draw:style-name="gr2" draw:text-style-name="P4" draw:layer="layout" svg:width="3.3cm" svg:height="2.9cm" svg:x="8.399cm" svg:y="4.401cm">
          <text:p text:style-name="P3"><text:span text:style-name="T2">工作樹</text:span></text:p>
          <text:p text:style-name="P3"><text:span text:style-name="T2">(</text:span><text:span text:style-name="T2">真正工作的地方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3cm" svg:height="2.9cm" svg:x="16.3cm" svg:y="4.401cm">
          <text:p text:style-name="P3"><text:span text:style-name="T2">本地倉庫</text:span></text:p>
          <text:p text:style-name="P3"><text:span text:style-name="T2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1.943cm" svg:height="1.943cm" svg:x="9.048cm" svg:y="7.53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custom-shape draw:style-name="gr4" draw:text-style-name="P6" draw:layer="layout" svg:width="1.2cm" svg:height="1.2cm" svg:x="17.447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7.447cm" svg:y="10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cm" svg:height="1.2cm" svg:x="17.44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8.047cm" svg:y1="10.201cm" svg:x2="18.047cm" svg:y2="9.2cm">
          <text:p/>
        </draw:line>
        <draw:line draw:style-name="gr7" draw:text-style-name="P9" draw:layer="layout" svg:x1="18.047cm" svg:y1="12.2cm" svg:x2="18.047cm" svg:y2="11.401cm">
          <text:p/>
        </draw:line>
        <draw:frame draw:style-name="gr3" draw:text-style-name="P5" draw:layer="layout" svg:width="1.94cm" svg:height="1.94cm" svg:x="9.052cm" svg:y="7.531cm">
          <draw:image xlink:href="Pictures/10001239000004F6000004F67718DE7CD4DDB72A.svg" xlink:type="simple" xlink:show="embed" xlink:actuate="onLoad" loext:mime-type="image/svg+xml">
            <text:p/>
          </draw:image>
          <draw:image xlink:href="Pictures/1000020100000030000000305F7B796380E66C0C.png" xlink:type="simple" xlink:show="embed" xlink:actuate="onLoad" loext:mime-type="image/png"/>
        </draw:frame>
        <draw:line draw:style-name="gr11" draw:text-style-name="P9" draw:layer="layout" svg:x1="16.492cm" svg:y1="12.101cm" svg:x2="11.692cm" svg:y2="9.001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微軟正黑體1" svg:font-family="微軟正黑體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1:54:58.471000000</meta:creation-date>
    <meta:generator>LibreOffice/6.3.4.2$Windows_X86_64 LibreOffice_project/60da17e045e08f1793c57c00ba83cdfce946d0aa</meta:generator>
    <dc:date>2020-04-05T12:03:46.735000000</dc:date>
    <meta:editing-duration>PT8M50S</meta:editing-duration>
    <meta:editing-cycles>2</meta:editing-cycles>
    <meta:document-statistic meta:object-count="99"/>
  </office:meta>
</office:document-meta>
</file>